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circle draw:style-name="gr1" draw:layer="layout" svg:width="2cm" svg:height="2cm" svg:x="1.133cm" svg:y="0cm">
            <text:p/>
          </draw:circle>
          <draw:line draw:style-name="gr2" draw:layer="layout" svg:x1="2.067cm" svg:y1="1.467cm" svg:x2="2.6cm" svg:y2="0.4cm">
            <text:p/>
          </draw:line>
          <draw:line draw:style-name="gr2" draw:layer="layout" svg:x1="2.067cm" svg:y1="1.467cm" svg:x2="1.667cm" svg:y2="0.4cm">
            <text:p/>
          </draw:line>
          <draw:line draw:style-name="gr2" draw:layer="layout" svg:x1="0cm" svg:y1="1cm" svg:x2="1.133cm" svg:y2="1cm">
            <text:p/>
          </draw:line>
          <draw:line draw:style-name="gr2" draw:layer="layout" svg:x1="3.133cm" svg:y1="1cm" svg:x2="4.267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Horizontal Voltmeter</dc:title>
    <meta:creation-date>2011-02-07T17:11:5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